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Poppins" svg:font-family="Poppi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199cm"/>
      <style:text-properties style:font-name="Calibri"/>
    </style:style>
    <style:style style:name="P2" style:family="paragraph" style:parent-style-name="Standard">
      <style:paragraph-properties fo:margin-top="0cm" fo:margin-bottom="0.199cm" fo:text-align="center" style:justify-single-word="false"/>
      <style:text-properties style:font-name="Calibri" fo:font-weight="bold" style:font-weight-asian="bold" style:font-weight-complex="bold"/>
    </style:style>
    <style:style style:name="P3" style:family="paragraph" style:parent-style-name="Standard">
      <style:paragraph-properties fo:margin-left="1.251cm" fo:margin-right="0cm" fo:margin-top="0cm" fo:margin-bottom="0.199cm" fo:text-indent="0cm" style:auto-text-indent="false"/>
      <style:text-properties style:font-name="Calibri"/>
    </style:style>
    <style:style style:name="P4" style:family="paragraph" style:parent-style-name="Standard">
      <style:paragraph-properties fo:margin-left="0cm" fo:margin-right="0cm" fo:margin-top="0cm" fo:margin-bottom="0.199cm" fo:text-indent="0cm" style:auto-text-indent="false"/>
      <style:text-properties style:font-name="Calibri"/>
    </style:style>
    <style:style style:name="P5" style:family="paragraph" style:parent-style-name="Table_20_Contents">
      <style:text-properties style:font-name="Calibri"/>
    </style:style>
    <style:style style:name="P6" style:family="paragraph" style:parent-style-name="Table_20_Contents">
      <style:paragraph-properties fo:text-align="center" style:justify-single-word="false"/>
    </style:style>
    <style:style style:name="P7" style:family="paragraph" style:parent-style-name="Table_20_Heading">
      <style:text-properties style:font-name="Calibri"/>
    </style:style>
    <style:style style:name="P8" style:family="paragraph" style:parent-style-name="Table_20_Heading">
      <style:paragraph-properties fo:text-align="center" style:justify-single-word="false"/>
    </style:style>
    <style:style style:name="P9" style:family="paragraph" style:parent-style-name="Standard" style:list-style-name="L1">
      <style:paragraph-properties fo:margin-top="0cm" fo:margin-bottom="0.199cm"/>
    </style:style>
    <style:style style:name="P10" style:family="paragraph" style:parent-style-name="Standard" style:list-style-name="L1">
      <style:paragraph-properties fo:margin-top="0cm" fo:margin-bottom="0.199cm"/>
      <style:text-properties style:font-name="Calibri"/>
    </style:style>
    <style:style style:name="P11" style:family="paragraph" style:parent-style-name="Standard" style:list-style-name="L2">
      <style:paragraph-properties fo:margin-top="0cm" fo:margin-bottom="0.199cm"/>
      <style:text-properties style:font-name="Calibri"/>
    </style:style>
    <style:style style:name="P12" style:family="paragraph" style:parent-style-name="Standard">
      <style:paragraph-properties fo:margin-top="0cm" fo:margin-bottom="0.199cm"/>
      <style:text-properties style:font-name="Calibri" fo:font-size="12pt" style:font-size-asian="12pt" style:font-size-complex="12pt"/>
    </style:style>
    <style:style style:name="P13" style:family="paragraph" style:parent-style-name="Standard" style:list-style-name="L1">
      <style:paragraph-properties fo:margin-top="0cm" fo:margin-bottom="0.199cm" fo:break-before="page"/>
    </style:style>
    <style:style style:name="T1" style:family="text">
      <style:text-properties fo:font-variant="normal" fo:text-transform="none" fo:color="#212529" fo:font-size="11.25pt" fo:letter-spacing="normal" fo:font-style="normal"/>
    </style:style>
    <style:style style:name="T2" style:family="text">
      <style:text-properties fo:font-variant="normal" fo:text-transform="none" fo:color="#212529" fo:font-size="11.25pt" fo:letter-spacing="normal" fo:font-style="normal" fo:font-weight="normal"/>
    </style:style>
    <style:style style:name="T3" style:family="text">
      <style:text-properties fo:font-variant="normal" fo:text-transform="none" fo:color="#212529" fo:font-size="11.25pt" fo:letter-spacing="normal" fo:font-style="normal" fo:font-weight="normal" style:font-weight-asian="normal" style:font-weight-complex="normal"/>
    </style:style>
    <style:style style:name="T4" style:family="text">
      <style:text-properties fo:font-variant="normal" fo:text-transform="none" fo:color="#212529" fo:font-size="11.25pt" fo:letter-spacing="normal" fo:font-style="normal" fo:font-weight="bold" style:font-weight-asian="bold" style:font-weight-complex="bold"/>
    </style:style>
    <style:style style:name="T5" style:family="text">
      <style:text-properties fo:font-variant="normal" fo:text-transform="none" fo:color="#212529" fo:font-size="11.25pt" fo:letter-spacing="normal" fo:font-style="italic" fo:font-weight="normal" style:font-style-asian="italic" style:font-style-complex="italic"/>
    </style:style>
    <style:style style:name="T6" style:family="text">
      <style:text-properties fo:font-variant="normal" fo:text-transform="none" fo:color="#212529" fo:letter-spacing="normal" fo:font-style="normal" fo:font-weight="bold" style:font-weight-asian="bold" style:font-weight-complex="bold"/>
    </style:style>
    <style:style style:name="T7" style:family="text">
      <style:text-properties fo:font-variant="normal" fo:text-transform="none" fo:color="#212529" fo:letter-spacing="normal" fo:font-style="normal" fo:font-weight="normal"/>
    </style:style>
    <style:style style:name="T8" style:family="text">
      <style:text-properties fo:font-variant="normal" fo:text-transform="none" fo:color="#212529" fo:letter-spacing="normal" fo:font-style="normal" fo:font-weight="normal" style:font-weight-asian="normal" style:font-weight-complex="normal"/>
    </style:style>
    <style:style style:name="T9" style:family="text">
      <style:text-properties fo:font-variant="normal" fo:text-transform="none" fo:color="#212529"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fo:color="#212529"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212529" fo:font-size="12pt" fo:letter-spacing="normal" fo:font-style="normal" fo:font-weight="normal" style:font-size-asian="12pt" style:font-size-complex="12pt"/>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ff3333"/>
    </style:style>
    <style:style style:name="T15" style:family="text">
      <style:text-properties fo:color="#ff3333" fo:font-size="12pt" style:font-size-asian="12pt" style:font-size-complex="12pt"/>
    </style:style>
    <style:style style:name="T16" style:family="text">
      <style:text-properties fo:font-size="12pt" style:font-size-asian="12pt" style:font-size-complex="12pt"/>
    </style:style>
    <style:style style:name="T17" style:family="text">
      <style:text-properties fo:font-size="12pt" fo:font-weight="bold" style:font-size-asian="12pt" style:font-weight-asian="bold" style:font-size-complex="12pt"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2">Enunciado.</text:span></text:p>
      <text:p text:style-name="P12">Para la realización de la tarea de esta unidad nos basaremos en el caso de estudio expuesto en los contenidos de la misma en el Anexo I. <text:s/>La tarea que te pedimos que realices consta de 2 actividades:</text:p>
      <text:p text:style-name="P12"/>
      <text:list xml:id="list6994356294593259952" text:style-name="L1">
        <text:list-item>
          <text:p text:style-name="P9"><text:span text:style-name="Parrafo-Standard"><text:span text:style-name="T17">Actividad 1.</text:span></text:span></text:p>
          <text:p text:style-name="P9"><text:span text:style-name="Parrafo-Standard"><text:span text:style-name="T16">Crear un procedimiento que permita cambiar a todos los agentes de una familia determinada (familia origen) a otra familia (familia destino).</text:span></text:span></text:p>
          <text:list>
            <text:list-item>
              <text:p text:style-name="P10"><text:span text:style-name="Parrafo-Standard"><text:span text:style-name="T16">El procedimiento tendrá la siguiente cabecera </text:span></text:span><text:span text:style-name="Parrafo-Standard"><text:span text:style-name="T15">CambiarAgentesFamilia( id_FamiliaOrigen, id_FamiliaDestino)</text:span></text:span><text:span text:style-name="Parrafo-Standard"><text:span text:style-name="T16">, <text:s/>donde cada uno de los argumentos corresponde a un identificador de Familia. Cambiará la columna <text:s/>Identificador de Familia de todos los agentes, de la tabla </text:span></text:span><text:span text:style-name="Parrafo-Standard"><text:span text:style-name="T15">AGENTES</text:span></text:span><text:span text:style-name="Parrafo-Standard"><text:span text:style-name="T16">, que pertenecen a la Familia con código </text:span></text:span><text:span text:style-name="Parrafo-Standard"><text:span text:style-name="T15">id_FamiliaOrigen</text:span></text:span><text:span text:style-name="Parrafo-Standard"><text:span text:style-name="T16"> por el código </text:span></text:span><text:span text:style-name="Parrafo-Standard"><text:span text:style-name="T15">id_FamiliaDestino</text:span></text:span></text:p>
            </text:list-item>
            <text:list-item>
              <text:p text:style-name="P9"><text:span text:style-name="Parrafo-Standard"><text:span text:style-name="T16">Previamente comprobará que ambas familias existen y que no son iguales.</text:span></text:span></text:p>
            </text:list-item>
            <text:list-item>
              <text:p text:style-name="P10"><text:span text:style-name="Parrafo-Standard"><text:span text:style-name="T16">Para la comprobación de la existencia de las familias se puede utilizar un cursor variable, o contar el número de filas y en caso de que no exista, se visualizará el mensaje correspondiente mediante una excepción del tipo RAISE_APPLICATION_ERROR. También se mostrará un mensaje en caso de que ambos argumentos tengan el mismo valor. <text:s text:c="3"/></text:span></text:span></text:p>
            </text:list-item>
            <text:list-item>
              <text:p text:style-name="P10"><text:span text:style-name="Parrafo-Standard"><text:span text:style-name="T16">El procedimiento visualizará <text:s/>el mensaje "Se han trasladado XXX agentes de la familia <text:s/>XXXXXX a la familia ZZZZZZ" donde XXX es el número de agentes que se han cambiado de familia, XXXXXX es el nombre de la familia origen y ZZZZZZ es el nombre de la familia destino.</text:span></text:span></text:p>
            </text:list-item>
          </text:list>
        </text:list-item>
      </text:list>
      <text:p text:style-name="P3"><text:span text:style-name="Parrafo-Standard"><text:span text:style-name="T16"/></text:span></text:p>
      <text:list xml:id="list39244128" text:continue-numbering="true" text:style-name="L1">
        <text:list-item>
          <text:p text:style-name="P9"><text:span text:style-name="Parrafo-Standard"><text:span text:style-name="T9">Actividad 2.</text:span></text:span></text:p>
          <text:p text:style-name="P9"><text:span text:style-name="Parrafo-Standard"><text:span text:style-name="T10">Queremos controlar algunas restricciones a la hora de trabajar con agentes:</text:span></text:span></text:p>
          <text:list>
            <text:list-item>
              <text:p text:style-name="P9"><text:span text:style-name="Parrafo-Standard"><text:span text:style-name="T11">La longitud de la clave de un agente no puede ser inferior a 6.</text:span></text:span></text:p>
            </text:list-item>
            <text:list-item>
              <text:p text:style-name="P9"><text:span text:style-name="Parrafo-Standard"><text:span text:style-name="T11">La habilidad de un agente debe estar comprendida entre 0 y 9 (ambos inclusive).</text:span></text:span></text:p>
            </text:list-item>
            <text:list-item>
              <text:p text:style-name="P9"><text:span text:style-name="Parrafo-Standard"><text:span text:style-name="T11">La categoría de un agente sólo puede ser igual a 0, 1 o 2.</text:span></text:span></text:p>
            </text:list-item>
            <text:list-item>
              <text:p text:style-name="P9"><text:span text:style-name="Parrafo-Standard"><text:span text:style-name="T11">Si un agente tiene categoría 2 no puede pertenecer a ninguna familia y debe pertenecer a una oficina.</text:span></text:span></text:p>
            </text:list-item>
            <text:list-item>
              <text:p text:style-name="P9"><text:span text:style-name="Parrafo-Standard"><text:span text:style-name="T11">Si un agente tiene categoría 1 no puede pertenecer a ninguna oficina y debe pertenecer a una familia. </text:span></text:span></text:p>
            </text:list-item>
            <text:list-item>
              <text:p text:style-name="P9"><text:span text:style-name="Parrafo-Standard"><text:span text:style-name="T11">Todos los agentes deben pertenecer <text:s/>a una oficina o a una familia pero nunca a ambas a la vez.</text:span></text:span></text:p>
            </text:list-item>
          </text:list>
          <text:p text:style-name="P9"><text:span text:style-name="Parrafo-Standard"><text:span text:style-name="T11">Se pide crear un disparador para asegurar estas restricciones. El disparador deberá lanzar todos los errores que se puedan producir en su ejecución mediante errores que identifiquen con un mensaje adecuado por qué se ha producido dicho error.</text:span></text:span></text:p>
          <text:p text:style-name="P9"><text:span text:style-name="Parrafo-Standard"><text:span text:style-name="T11">Algunas de las restricciones implementadas con el disparador se pueden incorporar a la definición del esquema de la tabla utilizando el Lenguaje de Definición de Datos (Check,Unique,..).Identifica cuáles son y con qué tipo de restricciones las implementaría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Poppins" svg:font-family="Poppi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arrafo-Standard" style:family="paragraph" style:parent-style-name="Standard" style:class="text">
      <style:paragraph-properties fo:margin-top="0cm" fo:margin-bottom="0.199cm"/>
      <style:text-properties style:font-name="Calibri"/>
    </style:style>
    <style:style style:name="Parrafo-Lista" style:family="paragraph" style:parent-style-name="Standard" style:class="text">
      <style:paragraph-properties fo:margin-top="0cm" fo:margin-bottom="0.199cm"/>
      <style:text-properties style:font-name="Calib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10pt" style:font-size-complex="10pt"/>
    </style:style>
    <style:style style:name="Emphasis" style:family="text">
      <style:text-properties fo:font-style="italic" style:font-style-asian="italic" style:font-style-complex="italic"/>
    </style:style>
    <style:style style:name="ACRONYM" style:family="text"/>
    <style:style style:name="Parrafo-Standard" style:family="text">
      <style:text-properties style:font-name="Calibri"/>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30T12:43:11.92</meta:creation-date>
    <dc:date>2022-02-28T19:02:25.82</dc:date>
    <meta:editing-duration>PT1H31M10S</meta:editing-duration>
    <meta:editing-cycles>5</meta:editing-cycles>
    <meta:generator>OpenOffice/4.1.11$Win32 OpenOffice.org_project/4111m1$Build-9808</meta:generator>
    <meta:document-statistic meta:table-count="0" meta:image-count="0" meta:object-count="0" meta:page-count="1" meta:paragraph-count="18" meta:word-count="420" meta:character-count="2498"/>
  </office:meta>
</office:document-meta>
</file>